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imbus Mono L1" svg:font-family="'Nimbus Mono L'" style:font-family-generic="modern" style:font-pitch="fixed"/>
    <style:font-face style:name="Nimbus Mono L" svg:font-family="'Nimbus Mono L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Nimbus Mono L1"/>
    </style:style>
    <style:style style:name="P2" style:family="paragraph" style:parent-style-name="Normal">
      <style:paragraph-properties fo:line-height="100%" fo:text-align="center" style:justify-single-word="false"/>
      <style:text-properties style:font-name="Nimbus Mono L1" officeooo:rsid="0049621f" officeooo:paragraph-rsid="00817e2c"/>
    </style:style>
    <style:style style:name="P3" style:family="paragraph" style:parent-style-name="Normal">
      <style:text-properties style:font-name="Nimbus Mono L1" officeooo:paragraph-rsid="0084a43f"/>
    </style:style>
    <style:style style:name="P4" style:family="paragraph" style:parent-style-name="Normal">
      <style:text-properties style:font-name="Nimbus Mono L1" officeooo:paragraph-rsid="00861b81"/>
    </style:style>
    <style:style style:name="P5" style:family="paragraph" style:parent-style-name="Normal">
      <style:paragraph-properties fo:line-height="100%"/>
      <style:text-properties style:font-name="Nimbus Mono L1" officeooo:rsid="00874c57" officeooo:paragraph-rsid="00875a18"/>
    </style:style>
    <style:style style:name="P6" style:family="paragraph" style:parent-style-name="Normal">
      <style:paragraph-properties fo:line-height="100%"/>
      <style:text-properties style:font-name="Nimbus Mono L1" officeooo:rsid="00875a18" officeooo:paragraph-rsid="00875a18"/>
    </style:style>
    <style:style style:name="P7" style:family="paragraph" style:parent-style-name="Normal">
      <style:text-properties style:font-name="Nimbus Mono L1" officeooo:paragraph-rsid="008e3138"/>
    </style:style>
    <style:style style:name="P8" style:family="paragraph" style:parent-style-name="Normal">
      <style:paragraph-properties fo:line-height="100%"/>
      <style:text-properties style:font-name="Nimbus Mono L1" officeooo:rsid="0088bb00" officeooo:paragraph-rsid="0088bb00"/>
    </style:style>
    <style:style style:name="P9" style:family="paragraph" style:parent-style-name="Normal">
      <style:paragraph-properties fo:line-height="100%"/>
      <style:text-properties style:font-name="Nimbus Mono L1" fo:font-weight="bold" officeooo:rsid="008f50ed" officeooo:paragraph-rsid="008f50ed" style:font-weight-asian="bold" style:font-weight-complex="bold"/>
    </style:style>
    <style:style style:name="P10" style:family="paragraph" style:parent-style-name="Normal">
      <style:text-properties style:font-name="Nimbus Mono L1" fo:font-weight="bold" officeooo:rsid="008f50ed" officeooo:paragraph-rsid="008f50ed" style:font-weight-asian="bold" style:font-weight-complex="bold"/>
    </style:style>
    <style:style style:name="P11" style:family="paragraph" style:parent-style-name="Normal">
      <style:text-properties style:font-name="Nimbus Mono L1" officeooo:rsid="007f2cef" officeooo:paragraph-rsid="0084a43f"/>
    </style:style>
    <style:style style:name="P12" style:family="paragraph" style:parent-style-name="Character_20_name">
      <style:text-properties style:font-name="Nimbus Mono L1" officeooo:paragraph-rsid="0084a43f"/>
    </style:style>
    <style:style style:name="P13" style:family="paragraph" style:parent-style-name="Character_20_name">
      <style:text-properties style:font-name="Nimbus Mono L1" officeooo:paragraph-rsid="00861b81"/>
    </style:style>
    <style:style style:name="P14" style:family="paragraph" style:parent-style-name="Character_20_name">
      <style:text-properties style:font-name="Nimbus Mono L1" officeooo:paragraph-rsid="008e3138"/>
    </style:style>
    <style:style style:name="P15" style:family="paragraph" style:parent-style-name="Character_20_speech">
      <style:text-properties style:font-name="Nimbus Mono L1" officeooo:paragraph-rsid="0084a43f"/>
    </style:style>
    <style:style style:name="P16" style:family="paragraph" style:parent-style-name="Character_20_speech">
      <style:text-properties style:font-name="Nimbus Mono L1" officeooo:paragraph-rsid="00861b81"/>
    </style:style>
    <style:style style:name="P17" style:family="paragraph" style:parent-style-name="Character_20_speech">
      <style:text-properties style:font-name="Nimbus Mono L1" officeooo:paragraph-rsid="008e3138"/>
    </style:style>
    <style:style style:name="P18" style:family="paragraph" style:parent-style-name="Remark">
      <style:text-properties style:font-name="Nimbus Mono L1" officeooo:paragraph-rsid="0084a43f"/>
    </style:style>
    <style:style style:name="P19" style:family="paragraph" style:parent-style-name="Remark">
      <style:text-properties style:font-name="Nimbus Mono L1" officeooo:paragraph-rsid="00861b81"/>
    </style:style>
    <style:style style:name="P20" style:family="paragraph" style:parent-style-name="Remark">
      <style:text-properties style:font-name="Nimbus Mono L1" officeooo:paragraph-rsid="008e3138"/>
    </style:style>
    <style:style style:name="P21" style:family="paragraph" style:parent-style-name="Heading_20_2" style:list-style-name="">
      <style:text-properties style:font-name="Nimbus Mono L1" officeooo:paragraph-rsid="00893952"/>
    </style:style>
    <style:style style:name="T1" style:family="text">
      <style:text-properties officeooo:rsid="0084a43f"/>
    </style:style>
    <style:style style:name="T2" style:family="text">
      <style:text-properties officeooo:rsid="00861b81"/>
    </style:style>
    <style:style style:name="T3" style:family="text">
      <style:text-properties officeooo:rsid="00874c57"/>
    </style:style>
    <style:style style:name="T4" style:family="text">
      <style:text-properties officeooo:rsid="0088d61f"/>
    </style:style>
    <style:style style:name="T5" style:family="text">
      <style:text-properties officeooo:rsid="002272a7"/>
    </style:style>
    <style:style style:name="T6" style:family="text">
      <style:text-properties officeooo:rsid="008a84b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8bcdb1"/>
    </style:style>
    <style:style style:name="T9" style:family="text">
      <style:text-properties officeooo:rsid="008f50ed"/>
    </style:style>
    <style:style style:name="T10" style:family="text">
      <style:text-properties officeooo:rsid="00926bdb"/>
    </style:style>
    <style:style style:name="T11" style:family="text">
      <style:text-properties officeooo:rsid="00926ea6"/>
    </style:style>
    <style:style style:name="T12" style:family="text">
      <style:text-properties officeooo:rsid="0093bd8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2"><text:span text:style-name="T5">ЧЕТВЁРТАЯ СЕРИЯ: </text:span>Встреча <text:span text:style-name="T1">в развалинах</text:span></text:h>
      <text:p text:style-name="P9">В поместье</text:p>
      <text:p text:style-name="P6">НАТ. <text:span text:style-name="T3">ПОМЕСТЬЕ МОРЕВНЫ НОЧЬ</text:span></text:p>
      <text:p text:style-name="P6">Луна освещает замок Марьи Моревны. В замке по прежнему горят все огни, как это было в тот момент когда его покинул Иван.</text:p>
      <text:p text:style-name="P5">ИНТ. ПОМЕСТЬЕ МОРЕВНЫ КОМНАТА НОЧЬ</text:p>
      <text:p text:style-name="P6">В комнате тишина. Крупный план: на столе стоит пустая бутылка с этикеткой «Квас». Мимо по столу пробегает таракан.</text:p>
      <text:p text:style-name="P8">Краешек этикетки на <text:span text:style-name="T4">бутылке</text:span> слегка отклеивается. Видно, что под ней на самом деле приклеена какая-то другая этикетка.</text:p>
      <text:p text:style-name="P9">Встреча в развалинах</text:p>
      <text:p text:style-name="P3">НАТ. РАЗВАЛИНЫ ИССЛЕДОВАТЕЛЬСКОГО ЦЕНТРА ДВОР НОЧЬ <text:bookmark text:name="line-612"/></text:p>
      <text:p text:style-name="P3"><text:bookmark text:name="line-613"/><text:bookmark text:name="line-614"/>Дождь немного приутих. Луна то и дело выглядывает из-за быстро плывущих по небу облаков. Иван ещё спит в своей машине. <text:bookmark text:name="line-615"/><text:bookmark text:name="line-616"/></text:p>
      <text:p text:style-name="P3"><text:span text:style-name="T11">Внезапно, </text:span>лобовое стекло освещается светом чьих-то фар. Иван вздрагивает и просыпается, недоумённо озираясь вокруг. <text:bookmark text:name="line-617"/><text:bookmark text:name="line-618"/></text:p>
      <text:p text:style-name="P3">Во двор развалин въезжает трейлер, похожий на трейлер Храброго Назара. Трейлер разворачивается во дворе и останавливается. Из кабины спрыгивает на мокрую землю фигура в плаще. Это БАБА-ЯГА, но лицо её ни разу не будет показано <text:span text:style-name="T12">в</text:span> <text:span text:style-name="T12">том эпизоде</text:span>. <text:bookmark text:name="line-619"/><text:bookmark text:name="line-620"/></text:p>
      <text:p text:style-name="P3">Машину Ивана, скрытую тенью под навесом, она похоже не заметила. Быстрыми шагами по грязи она направляется к воротам главного здания. Иван наблюдает. Когда она скрывается за воротами, он выскакивает из машины и следует за ней. <text:bookmark text:name="line-621"/><text:bookmark text:name="line-622"/></text:p>
      <text:p text:style-name="P3"><text:bookmark text:name="line-623"/>ИНТ. РАЗВАЛИНЫ ИССЛЕДОВАТЕЛЬСКОГО ЦЕНТРА ГЛАВНЫЙ ХОЛЛ НОЧЬ <text:bookmark text:name="line-624"/></text:p>
      <text:p text:style-name="P3"><text:bookmark text:name="line-625"/><text:bookmark text:name="line-626"/>Иван осторожно заходит внутрь. Осматривается, не зная куда же ему идти. Он подходит к большой двустворчатой двери. Створки двери приоткрыты. Иван стоит возле неё в нерешительности. Из-за ней доносится звук, как будто уронили что-то тяжёлое на каменный пол. Иван заходит внутрь и попадает в длинный тёмный коридор. В нём много дверей.<text:bookmark text:name="line-627"/><text:bookmark text:name="line-628"/></text:p>
      <text:p text:style-name="P3">Иван идёт через какие-то лаборатории, где видны остатки техники, <text:soft-page-break/>агрегатов и компьютеров. Из за одной двери пробивается луч фонарика. Иван осторожно прокрадывается внутрь. </text:p>
      <text:p text:style-name="P3"><text:bookmark text:name="line-631"/>ИНТ. РАЗВАЛИНЫ ИССЛЕДОВАТЕЛЬСКОГО ЦЕНТРА ЛАБОРАТОРИЯ НОЧЬ <text:bookmark text:name="line-632"/></text:p>
      <text:p text:style-name="P3"><text:bookmark text:name="line-633"/><text:bookmark text:name="line-634"/><text:bookmark text:name="line-635"/>Комната, уставленная сооружениями, напоминающими шкафы - это компьютерные системы. В стены вмонтированы вентиляторы, в помещении парочка рабочих столов. По краям комнаты стоят стенды с образцами механических рук и ещё какой-то техники. <text:bookmark text:name="line-636"/><text:bookmark text:name="line-637"/></text:p>
      <text:p text:style-name="P3">Иван осторожно прокрадывается внутрь, озираясь. Свет фонарика пляшет где-то за шкафами. Иван случайно задевает лежащую на столе треснувшую рамку с фотографией. Она летит на пол, но Иван успевает перехватить её в воздухе. <text:bookmark text:name="line-638"/><text:bookmark text:name="line-639"/></text:p>
      <text:p text:style-name="P3">Иван смотрит на фотографию. На ней изображены две улыбающиеся девушки, сидящие за столом по-видимому в этом кабинете, а за их спинами, положив им руки на плечи стоит девушка постарше с белыми волосами в халате (это Баба-Яга в молодости). <text:bookmark text:name="line-640"/><text:bookmark text:name="line-641"/></text:p>
      <text:p text:style-name="P3">Иван <text:span text:style-name="T6">аккуратно </text:span>кладёт фотографию обратно на стол и прячется за одним из "шкафов", наблюдая за фигурой в плаще, которая по-видимому только что выворотила из одного самого большого шкафа ёмкость, похожую на цистерну, внутри которой что-то булькает. На цистерне большой цилиндрический «замок». Баба-Яга внимательно изучает цистерну. Кашляет. Иван из-за угла внимательно смотрит на неё. Баба-Яга вдруг резко поднимает голову, словно почувствовав на себе взгляд.<text:bookmark text:name="line-642"/><text:bookmark text:name="line-643"/></text:p>
      <text:p text:style-name="P3">Иван стоит, спрятавшись за углом, вне поля её зрения. Он не уверен, удалось ли ему вовремя спрятаться или нет. До него доносится шорох и звук шагов, направляющихся к нему. Потом вдруг наступает полная тишина. Иван выжидает. Потом осторожно пытается выглянуть из-за угла. В этот момент у него за спиной из тени вырисовывается силуэт Бабы-Яги и она захватывает его за шею. <text:bookmark text:name="line-644"/><text:bookmark text:name="line-645"/></text:p>
      <text:p text:style-name="P3">Иван хрипит, выворачивается и пытается отскочить, оттолкнув Бабу-Ягу в сторону, но та ставит ему подножку и Иван с грохотом летит в кучу обломков. Иван тут же разворачивается, чтобы встать, но лезвие меча Бабы-Яги (оооочень похожее на меч Марьи Моревны!) уже находится у его лица. Тут же в глаза ему ударяет свет фонаря.<text:bookmark text:name="line-646"/><text:bookmark text:name="line-647"/></text:p>
      <text:p text:style-name="P3">Иван пытается закрыться рукой от света. Баба-Яга, разглядев Ивана как следует, убирает меч в ножны и протягивает ему руку. Иван с недоверием смотрит на фигуру в плаще. </text:p>
      <text:p text:style-name="P10">Совещание</text:p>
      <text:p text:style-name="P4"><text:bookmark text:name="line-481"/><text:soft-page-break/>ИНТ. КОМАНДНЫЙ ЦЕНТР ДЕНЬ</text:p>
      <text:p text:style-name="P4"><text:bookmark text:name="line-483"/><text:bookmark text:name="line-484"/>Роскошное помещение с высокими окнами и длинным столом. Во главе стола сидит президент ОРОШАЙ ПОЛИВАЕВИЧ. За столом сидят Генерал, МИНИСТР ФИНАНСОВ, СОВЕТНИК, МИНИСТР ПО НАУКЕ, МИНИСТР ЗДРАВООХРАНЕНИЯ, МИНИСТР КУЛЬТУРЫ. Лицо Генерала всё в нашлёпках из пластыря. Вообще все присутствующие напоминают пациентов психбольницы - огромные мешки под глазами, тик, трясущиеся руки, трясущиеся губы, бегающий взгляд. </text:p>
      <text:p text:style-name="P4">На столе разбросаны фотографии Кощея Бессмертного летящего с телом Марьи Моревны на плече. </text:p>
      <text:p text:style-name="P4">За спиной президента стоит церковный хор. </text:p>
      <text:p text:style-name="P13">СОВЕТНИК</text:p>
      <text:p text:style-name="P16">Ну и что вы теперь предлагаете делать? В сложившейся ситуации... <text:bookmark text:name="line-491"/><text:bookmark text:name="line-492"/></text:p>
      <text:p text:style-name="P13">ГЕНЕРАЛ</text:p>
      <text:p text:style-name="P16">Повторяю, что без воздушной техники любые наши действия обречены на провал. <text:bookmark text:name="line-493"/><text:bookmark text:name="line-494"/></text:p>
      <text:p text:style-name="P13">МИНИСТР ФИНАНСОВ</text:p>
      <text:p text:style-name="P16">Генерал, <text:span text:style-name="T2">признайтесь, вам просто</text:span> нравится воевать. <text:span text:style-name="T2">В</text:span>ы представляете сколько обходится государству каждый вертолёт? Я боюсь даже вспоминать, чем закончилось последнее столкновение нашей бронетехники с Марьей Моревной.<text:bookmark text:name="line-495"/><text:bookmark text:name="line-496"/></text:p>
      <text:p text:style-name="P13">ГЕНЕРАЛ</text:p>
      <text:p text:style-name="P16">Повторяю, это была оплошность пилота! <text:bookmark text:name="line-497"/><text:bookmark text:name="line-498"/></text:p>
      <text:p text:style-name="P13">МИНИСТР ФИНАНСОВ</text:p>
      <text:p text:style-name="P19">(саркастически)</text:p>
      <text:p text:style-name="P16">Конечно, и легендарная атака на исследовательский центр была ошибкой пилота!</text:p>
      <text:p text:style-name="P13"><text:bookmark text:name="line-499"/><text:bookmark text:name="line-500"/>МИНИСТР ПО НАУКЕ</text:p>
      <text:p text:style-name="P19">(на фоне, с отвращением)</text:p>
      <text:p text:style-name="P16">Ой!</text:p>
      <text:p text:style-name="P13">МИНИСТР ЗДРАВООХРАНЕНИЯ</text:p>
      <text:p text:style-name="P19"><text:soft-page-break/>(на фоне, одновременно)</text:p>
      <text:p text:style-name="P16">Не упоминайте!</text:p>
      <text:p text:style-name="P13">ГЕНЕРАЛ</text:p>
      <text:p text:style-name="P19">(перекрывая своим голосом голоса на фоне)</text:p>
      <text:p text:style-name="P16">Если бы наш уважаемый министр</text:p>
      <text:p text:style-name="P19">(указывает в сторону министра по науке)</text:p>
      <text:p text:style-name="P16">сразу отрапортовал об инциденте с Ягой, мы бы не просто отстранили, а упрятали её куда надо и тогда... <text:bookmark text:name="line-501"/><text:bookmark text:name="line-502"/></text:p>
      <text:p text:style-name="P13">МИНИСТР ПО НАУКЕ</text:p>
      <text:p text:style-name="P16">Яга была выдающимся специалистом. Возможность подобного инцидента была бы полностью исключена и <text:span text:style-name="T6">проект</text:span> был <text:span text:style-name="T6">бы</text:span> завершён, если бы в то время осуществлялся надлежащий контроль за преступными бандами<text:bookmark text:name="line-503"/><text:bookmark text:name="line-504"/>.</text:p>
      <text:p text:style-name="P13">ГЕНЕРАЛ</text:p>
      <text:p text:style-name="P16">Я делаю всё что в моих силах, но мне не хватает людей. Если бы мне раньше предоставили вертолёты, мы покончили бы с Марьей Моревной и всем этим фарсом. <text:bookmark text:name="line-505"/><text:bookmark text:name="line-506"/></text:p>
      <text:p text:style-name="P13">МИНИСТР ФИНАНСОВ</text:p>
      <text:p text:style-name="P16">Я вполне понимаю ваше желание собственноручно уничтожить Марью Моревну. Ведь именно вы метили в "носителя смерти". <text:bookmark text:name="line-507"/><text:bookmark text:name="line-508"/></text:p>
      <text:p text:style-name="P13">ГЕНЕРАЛ</text:p>
      <text:p text:style-name="P19">(выходит из себя, бъёт кулаком по столу)</text:p>
      <text:p text:style-name="P16">Это серъёзное обвинение! <text:bookmark text:name="line-509"/><text:bookmark text:name="line-510"/></text:p>
      <text:p text:style-name="P13">СОВЕТНИК</text:p>
      <text:p text:style-name="P16">Вы должны быть благодарны, что мы прислали вам подмогу во время прошлого инцидента. <text:bookmark text:name="line-511"/><text:bookmark text:name="line-512"/></text:p>
      <text:p text:style-name="P13">ГЕНЕРАЛ</text:p>
      <text:p text:style-name="P16">Что же так поздно? Впору было присылать <text:span text:style-name="T7">медицинские</text:span> вертолёты! <text:bookmark text:name="line-513"/><text:bookmark text:name="line-514"/></text:p>
      <text:p text:style-name="P13"><text:soft-page-break/>МИНИСТР ЗДРАВООХРАНЕНИЯ</text:p>
      <text:p text:style-name="P19">(проснувшись) </text:p>
      <text:p text:style-name="P16">Мы бы разумеется прислали вам медицинские вертолёты, но, как вы помните, бюджет нам урезали и мы не в состоянии сделать даже один вылет! <text:bookmark text:name="line-515"/><text:bookmark text:name="line-516"/></text:p>
      <text:p text:style-name="P4">Все начинают говорить одновременно, поднимается гвалт. <text:bookmark text:name="line-517"/><text:bookmark text:name="line-518"/></text:p>
      <text:p text:style-name="P13">СОВЕТНИК</text:p>
      <text:p text:style-name="P16">Именно поэтому министр прилетел на личном самолёте. <text:bookmark text:name="line-519"/><text:bookmark text:name="line-520"/></text:p>
      <text:p text:style-name="P13">МИНИСТР ФИНАНСОВ</text:p>
      <text:p text:style-name="P16">Мы вынуждены были сделать это, чтобы финансировать проект царского храма. <text:bookmark text:name="line-521"/><text:bookmark text:name="line-522"/></text:p>
      <text:p text:style-name="P13">МИНИСТР ЗДРАВООХРАНЕНИЯ</text:p>
      <text:p text:style-name="P16">Я как никто другой пекусь о здоровье президента! <text:bookmark text:name="line-523"/><text:bookmark text:name="line-524"/></text:p>
      <text:p text:style-name="P13">ГЕНЕРАЛ</text:p>
      <text:p text:style-name="P16">Где же этот храм? Деньги выделялись <text:span text:style-name="T6">трижды</text:span>!<text:bookmark text:name="line-525"/><text:bookmark text:name="line-526"/></text:p>
      <text:p text:style-name="P13">МИНИСТР КУЛЬТУРЫ</text:p>
      <text:p text:style-name="P16">Да, народу нужна вера, люди должны чем-то заниматься! <text:bookmark text:name="line-527"/><text:bookmark text:name="line-528"/></text:p>
      <text:p text:style-name="P4">Президент в ярости бъёт кулаком по столу. <text:bookmark text:name="line-529"/><text:bookmark text:name="line-530"/></text:p>
      <text:p text:style-name="P13">ОРОШАЙ ПОЛИВАЕВИЧ</text:p>
      <text:p text:style-name="P16">Достаточно! <text:bookmark text:name="line-531"/><text:bookmark text:name="line-532"/></text:p>
      <text:p text:style-name="P4">Воцаряется тишина. <text:bookmark text:name="line-533"/><text:bookmark text:name="line-534"/></text:p>
      <text:p text:style-name="P13">ОРОШАЙ ПОЛИВАЕВИЧ</text:p>
      <text:p text:style-name="P16">Мы знаем расположение, мы знаем условия. У нас по прежнему в руках все карты. Используйте вертолёты, чтобы нанести удар. <text:bookmark text:name="line-535"/><text:bookmark text:name="line-536"/></text:p>
      <text:p text:style-name="P4">Генерал победоносно смотрит на Министра финансов.<text:bookmark text:name="line-542"/><text:bookmark text:name="line-541"/></text:p>
      <text:p text:style-name="P13">ОРОШАЙ ПОЛИВАЕВИЧ</text:p>
      <text:p text:style-name="P19">(проводит ладонью по потному лбу) </text:p>
      <text:p text:style-name="P16"><text:soft-page-break/>Я устал, к тому же мне нельзя пропускать обед. </text:p>
      <text:p text:style-name="P13"><text:bookmark text:name="line-543"/><text:bookmark text:name="line-544"/>ЦЕРКОВНЫЙ ХОР</text:p>
      <text:p text:style-name="P16">О, пресветлый президент,</text:p>
      <text:p text:style-name="P16"><text:bookmark text:name="line-548"/>Господь храни тебя,</text:p>
      <text:p text:style-name="P16"><text:bookmark text:name="line-549"/>Твою семью, друзей, родных.</text:p>
      <text:p text:style-name="P16"><text:bookmark text:name="line-550"/>Храни, господь, царя!</text:p>
      <text:p text:style-name="P4"><text:bookmark text:name="line-662"/><text:bookmark text:name="line-663"/>Под звуки их голосов с блаженной улыбкой на лице Орошай Поливаевич удаляется из зала.</text:p>
      <text:p text:style-name="P10">Воспоминания Моревны</text:p>
      <text:p text:style-name="P7">НАТ. КАМЕНИСТАЯ ПУСТОШЬ ДЕНЬ ВОСПОМИНАНИЕ <text:bookmark text:name="line-577"/></text:p>
      <text:p text:style-name="P7"><text:bookmark text:name="line-578"/><text:bookmark text:name="line-579"/>Картинка в монохроме. <text:bookmark text:name="line-580"/><text:bookmark text:name="line-581"/></text:p>
      <text:p text:style-name="P7">Каменистый пейзаж. Вдали плещется <text:span text:style-name="T9">море</text:span>. Прямо из камней растёт огромное, толстое, узловатое дерево - дуб. Вокруг всё окутано дымом. В дуб, словно паразит вмонтировано какое-то здание. В здании<text:bookmark text:name="line-582"/><text:bookmark text:name="line-583"/> зияет чёрная расщелина — вход.</text:p>
      <text:p text:style-name="P7">К расщелине ведут следы крови, как будто кто-то раненый зашёл внутрь. <text:bookmark text:name="line-584"/><text:bookmark text:name="line-585"/></text:p>
      <text:p text:style-name="P7">Камера заезжает внутрь расщелины в темноту. </text:p>
      <text:p text:style-name="P7">ИНТ. ЛАБОРАТОРИЯ ВНУТРИ ДУБА ВОСПОМИНАНИЕ</text:p>
      <text:p text:style-name="P7">В этой темноте сверху начинает падать пух. Но на самом деле это серая шерсть. Она кружится в темноте в воздухе, возникая из ниоткуда и падая вниз. <text:bookmark text:name="line-588"/><text:bookmark text:name="line-589"/></text:p>
      <text:p text:style-name="P14">МАРЬЯ МОРЕВНА</text:p>
      <text:p text:style-name="P20">(комментирует)</text:p>
      <text:p text:style-name="P17">Да, я знала... Я пришла чтобы её уничтожить... <text:bookmark text:name="line-590"/><text:bookmark text:name="line-591"/></text:p>
      <text:p text:style-name="P7">Вместо пуха в воздухе начинают кружиться перья (перья утки).<text:bookmark text:name="line-592"/><text:bookmark text:name="line-593"/></text:p>
      <text:p text:style-name="P14">МАРЬЯ МОРЕВНА</text:p>
      <text:p text:style-name="P20">(комментирует)</text:p>
      <text:p text:style-name="P17">Но в тот момент она стала для меня единственным способом... <text:s/>источником... великой силы. И я приняла её... <text:bookmark text:name="line-594"/><text:bookmark text:name="line-595"/></text:p>
      <text:p text:style-name="P7"><text:soft-page-break/>В воздухе среди перьев парит светящаяся девушка. В ней можно узнать Марью Моревну. В центре её фигуры светится маленькая тонкая золотая полосочка, похожая на иглу.<text:bookmark text:name="line-596"/><text:bookmark text:name="line-597"/> Напротив Марьи Моревны в воздухе висит амулет, окружённый белой субстанцией.</text:p>
      <text:p text:style-name="P14">МАРЬЯ МОРЕВНА</text:p>
      <text:p text:style-name="P20">(комментирует) </text:p>
      <text:p text:style-name="P17">И я стала ею.</text:p>
      <text:p text:style-name="P7"><text:bookmark text:name="line-600"/><text:bookmark text:name="line-5762"/><text:bookmark text:name="line-601"/>НАТ. КАМЕНИСТАЯ ПУСТОШЬ ДЕНЬ ВОСПОМИНАНИЕ </text:p>
      <text:p text:style-name="P7">Фигура Моревны, уходящая от дуба. На ее шее висит амулет. Когда она отдаляется от дуба на приличное расстояние, вдалеке, на горизонте, на другой стороне моря осколками разлетается вдребезги какая-то крепость — исследовательский центр.</text:p>
      <text:p text:style-name="P7">Темнота. </text:p>
      <text:p text:style-name="P10">Карта</text:p>
      <text:p text:style-name="P3"><text:bookmark text:name="line-666"/>ИНТ. РАЗВАЛИНЫ ИССЛЕДОВАТЕЛЬСКОГО ЦЕНТРА ЛАБОРАТОРИЯ НОЧЬ <text:bookmark text:name="line-667"/></text:p>
      <text:p text:style-name="P3"><text:bookmark text:name="line-668"/><text:bookmark text:name="line-669"/>Баба-Яга сидит возле своей цистерны и раскручивает её замок. Кашляет. Иван сидит на полу неподалёку, прислонившись спиной к стене и обхватив колени руками. Баба-Яга достаёт емкость и наполняет её из цистерны серебристой жидкостью.</text:p>
      <text:p text:style-name="P12"><text:bookmark text:name="line-6722"/><text:bookmark text:name="line-6732"/>БАБА-ЯГА</text:p>
      <text:p text:style-name="P18">(рассеянно)</text:p>
      <text:p text:style-name="P15">...Нет, я не видела никаких роботов здесь поблизости.</text:p>
      <text:p text:style-name="P18">(подсоединяет к ёмкости два провода и жидкость в ёмкости мгновенно затвердевает, приобретая причудливую форму)</text:p>
      <text:p text:style-name="P15">Как он выглядит? Кто им управляет?</text:p>
      <text:p text:style-name="P18">(вынимает из ёмкости получившийся предмет и подносит к глазам)</text:p>
      <text:p text:style-name="P12">ИВАН</text:p>
      <text:p text:style-name="P15">Никто...</text:p>
      <text:p text:style-name="P12"><text:bookmark text:name="line-6723"/><text:bookmark text:name="line-6733"/>БАБА-ЯГА</text:p>
      <text:p text:style-name="P18">(встревоженно поднимает голову, роняет предмет на пол)</text:p>
      <text:p text:style-name="P15">Никто?</text:p>
      <text:p text:style-name="P12"><text:soft-page-break/>ИВАН</text:p>
      <text:p text:style-name="P18">(не обратив внимание на её реакцию)</text:p>
      <text:p text:style-name="P15">Мне так показалось — он сам разговаривал и...</text:p>
      <text:p text:style-name="P12"><text:bookmark text:name="line-672"/><text:bookmark text:name="line-673"/>БАБА-ЯГА</text:p>
      <text:p text:style-name="P18">(в шоке смотрит на Ивана)</text:p>
      <text:p text:style-name="P15">Выходит, он всё-таки...</text:p>
      <text:p text:style-name="P12">ИВАН</text:p>
      <text:p text:style-name="P15">Он?</text:p>
      <text:p text:style-name="P12"><text:bookmark text:name="line-6721"/><text:bookmark text:name="line-6731"/>БАБА-ЯГА</text:p>
      <text:p text:style-name="P15">Тот робот, которого ты ищешь, Кощеем зовётся. Ох, тёмные времена будут нынче.</text:p>
      <text:p text:style-name="P18">(поднимается)</text:p>
      <text:p text:style-name="P12">ИВАН</text:p>
      <text:p text:style-name="P15">Постой, ты знаешь что-то?</text:p>
      <text:p text:style-name="P12"><text:bookmark text:name="line-67211"/><text:bookmark text:name="line-67311"/>БАБА-ЯГА</text:p>
      <text:p text:style-name="P18">(берётся за поручень цистерны)</text:p>
      <text:p text:style-name="P15">Иди домой, добрый молодец, у меня мало времени.</text:p>
      <text:p text:style-name="P12">ИВАН</text:p>
      <text:p text:style-name="P18">(взволнованно)</text:p>
      <text:p text:style-name="P15">Постой, скажи где мне его найти!</text:p>
      <text:p text:style-name="P12"><text:bookmark text:name="line-672111"/><text:bookmark text:name="line-673111"/>БАБА-ЯГА</text:p>
      <text:p text:style-name="P18">(пытается волочь цистерну по полу, но ей это явно не по силам)</text:p>
      <text:p text:style-name="P15">Тебе незачем знать это.</text:p>
      <text:p text:style-name="P18">(кашляет)</text:p>
      <text:p text:style-name="P15">Не ищи своей смерти.</text:p>
      <text:p text:style-name="P12">ИВАН</text:p>
      <text:p text:style-name="P18">(подбегает к ней, умоляюще)</text:p>
      <text:p text:style-name="P15">Пожалуйста! Скажи! Это для меня очень, очень важно!</text:p>
      <text:p text:style-name="P12"><text:bookmark text:name="line-6721111"/><text:bookmark text:name="line-6731111"/>БАБА-ЯГА</text:p>
      <text:p text:style-name="P18">(пристально смотрит на него)</text:p>
      <text:p text:style-name="P15"><text:soft-page-break/>Так значит ты...</text:p>
      <text:p text:style-name="P18">(пауза)</text:p>
      <text:p text:style-name="P15">Помоги мне, добрый молодец, и я покажу тебе.<text:bookmark text:name="line-682"/><text:bookmark text:name="line-683"/></text:p>
      <text:p text:style-name="P3"><text:bookmark text:name="line-684"/>НАТ. РАЗВАЛИНЫ ИССЛЕДОВАТЕЛЬСКОГО ЦЕНТРА ДВОР НОЧЬ <text:bookmark text:name="line-685"/></text:p>
      <text:p text:style-name="P3"><text:bookmark text:name="line-686"/><text:bookmark text:name="line-687"/>Иван и Баба-Яга вдвоём заносят цистерну в трейлер. Баба-Яга залазит в кабину. Баба-Яга высовывается из кабины с картой. <text:bookmark text:name="line-688"/><text:bookmark text:name="line-689"/></text:p>
      <text:p text:style-name="P12">БАБА-ЯГА</text:p>
      <text:p text:style-name="P15">Вот. Возьми. Замок Кощея <text:span text:style-name="T8">в самом центре</text:span>. Здесь путь к нему.</text:p>
      <text:p text:style-name="P18">(тыкает пальцем в точку на карте)<text:bookmark text:name="line-690"/><text:bookmark text:name="line-691"/></text:p>
      <text:p text:style-name="P12">ИВАН</text:p>
      <text:p text:style-name="P18">(берёт карту)</text:p>
      <text:p text:style-name="P15">Спасибо.<text:bookmark text:name="line-692"/><text:bookmark text:name="line-693"/></text:p>
      <text:p text:style-name="P12">БАБА-ЯГА</text:p>
      <text:p text:style-name="P15">Удачи тебе, добрый молодец.</text:p>
      <text:p text:style-name="P11">Трейлер Бабы-Яги скрывается в ночи. </text:p>
      <text:p text:style-name="P2">КОНЕЦ <text:span text:style-name="T10">5</text:span>-ГО ЭПИЗОД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imbus Mono L1" svg:font-family="'Nimbus Mono L'" style:font-family-generic="modern" style:font-pitch="fixed"/>
    <style:font-face style:name="Nimbus Mono L" svg:font-family="'Nimbus Mono L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parent-style-name="Text_20_body" style:class="text">
      <style:paragraph-properties fo:margin-top="0.499cm" fo:margin-bottom="0cm" loext:contextual-spacing="false" fo:line-height="100%"/>
      <style:text-properties style:font-name="Nimbus Mono L" fo:font-family="'Nimbus Mono L'" style:font-style-name="Обычный" style:font-family-generic="modern" style:font-pitch="fixed" style:font-size-asian="10.5pt" style:font-weight-asian="normal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left="0cm" fo:margin-right="0cm" fo:text-indent="0cm" style:auto-text-indent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Character_20_name" style:display-name="Character name" style:family="paragraph" style:parent-style-name="Text_20_body" style:next-style-name="Character_20_speech" style:class="text" style:master-page-name="">
      <style:paragraph-properties fo:margin-left="6.75cm" fo:margin-right="0cm" fo:margin-top="0.499cm" fo:margin-bottom="0cm" loext:contextual-spacing="false" fo:text-align="start" style:justify-single-word="false" fo:text-indent="0cm" style:auto-text-indent="false" style:page-number="auto"/>
      <style:text-properties style:font-name="Nimbus Mono L" fo:font-family="'Nimbus Mono L'" style:font-style-name="Обычный" style:font-family-generic="modern" style:font-pitch="fixed" fo:language="ru" fo:country="RU" style:font-size-asian="10.5pt" style:font-weight-asian="normal"/>
    </style:style>
    <style:style style:name="Character_20_speech" style:display-name="Character speech" style:family="paragraph" style:parent-style-name="Text_20_body" style:class="text">
      <style:paragraph-properties fo:margin-left="3.75cm" fo:margin-right="3.75cm" fo:margin-top="0cm" fo:margin-bottom="0cm" loext:contextual-spacing="false" fo:line-height="100%" fo:text-indent="0cm" style:auto-text-indent="false"/>
      <style:text-properties style:font-name="Nimbus Mono L" fo:font-family="'Nimbus Mono L'" style:font-style-name="Обычный" style:font-family-generic="modern" style:font-pitch="fixed" fo:language="ru" fo:country="RU" style:font-size-asian="10.5pt" style:font-weight-asian="normal"/>
    </style:style>
    <style:style style:name="Remark" style:family="paragraph" style:parent-style-name="Normal" style:next-style-name="Character_20_speech" style:class="text">
      <style:paragraph-properties fo:margin-left="5.5cm" fo:margin-right="3.75cm" fo:margin-top="0cm" fo:margin-bottom="0cm" loext:contextual-spacing="false" fo:text-indent="0cm" style:auto-text-indent="false"/>
      <style:text-properties style:font-name="Nimbus Mono L" fo:font-family="'Nimbus Mono L'" style:font-style-name="Обычный" style:font-family-generic="modern" style:font-pitch="fixed" style:font-size-asian="10.5pt" style:font-weight-asian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Nimbus Mono L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 / <text:page-count>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2T14:21:36.627827289</meta:creation-date>
    <dc:date>2018-06-09T16:02:44.625070710</dc:date>
    <meta:editing-duration>PT22H20M35S</meta:editing-duration>
    <meta:editing-cycles>130</meta:editing-cycles>
    <meta:generator>LibreOffice/5.1.4.2$Linux_X86_64 LibreOffice_project/10m0$Build-2</meta:generator>
    <meta:print-date>2015-02-02T14:22:45.391057692</meta:print-date>
    <meta:document-statistic meta:table-count="0" meta:image-count="0" meta:object-count="0" meta:page-count="9" meta:paragraph-count="175" meta:word-count="1533" meta:character-count="10375" meta:non-whitespace-character-count="8961"/>
  </office:meta>
</office:document-meta>
</file>